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ack" svg:font-family="Hack" style:font-adornments="Regular" style:font-family-generic="modern" style:font-pitch="fixed"/>
    <style:font-face style:name="Hack1" svg:font-family="Hack" style:font-family-generic="modern" style:font-pitch="fixed"/>
    <style:font-face style:name="Hack2" svg:font-family="Hack" style:font-family-generic="modern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fill="solid" draw:fill-color="#0369a3" draw:textarea-horizontal-align="justify" draw:textarea-vertical-align="middle" draw:auto-grow-height="false" fo:min-height="1.417cm" fo:min-width="0.136cm"/>
    </style:style>
    <style:style style:name="gr4" style:family="graphic" style:parent-style-name="standard">
      <style:graphic-properties draw:fill="solid" draw:fill-color="#0369a3" draw:textarea-horizontal-align="justify" draw:textarea-vertical-align="middle" draw:auto-grow-height="false" fo:min-height="0.386cm" fo:min-width="1.167cm"/>
    </style:style>
    <style:style style:name="gr5" style:family="graphic" style:parent-style-name="standard">
      <style:graphic-properties draw:textarea-horizontal-align="justify" draw:textarea-vertical-align="middle" draw:auto-grow-height="false" fo:min-height="8.452cm" fo:min-width="23.325cm"/>
    </style:style>
    <style:style style:name="gr6" style:family="graphic" style:parent-style-name="standard">
      <style:graphic-properties draw:textarea-horizontal-align="justify" draw:textarea-vertical-align="middle" draw:auto-grow-height="false" fo:min-height="1.469cm" fo:min-width="24.079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10.564cm" fo:min-width="23.095cm"/>
    </style:style>
    <style:style style:name="gr8" style:family="graphic" style:parent-style-name="standard">
      <style:graphic-properties draw:fill-color="#ffa6a6" draw:textarea-horizontal-align="justify" draw:textarea-vertical-align="middle" draw:auto-grow-height="false" fo:min-height="5.98cm" fo:min-width="23.591cm"/>
    </style:style>
    <style:style style:name="gr9" style:family="graphic" style:parent-style-name="standard">
      <style:graphic-properties draw:fill-color="#ffa6a6" draw:textarea-horizontal-align="justify" draw:textarea-vertical-align="middle" draw:auto-grow-height="false" fo:min-height="9.418cm" fo:min-width="23.219cm"/>
    </style:style>
    <style:style style:name="gr10" style:family="graphic" style:parent-style-name="standard">
      <style:graphic-properties draw:textarea-horizontal-align="justify" draw:textarea-vertical-align="middle" draw:auto-grow-height="false" fo:min-height="10.637cm" fo:min-width="23.087cm"/>
    </style:style>
    <style:style style:name="gr11" style:family="graphic" style:parent-style-name="standard">
      <style:graphic-properties draw:fill="solid" draw:fill-color="#0369a3" draw:textarea-horizontal-align="justify" draw:textarea-vertical-align="middle" draw:auto-grow-height="false" fo:min-height="0.862cm" fo:min-width="0.136cm"/>
    </style:style>
    <style:style style:name="gr12" style:family="graphic" style:parent-style-name="standard">
      <style:graphic-properties draw:stroke="none" svg:stroke-color="#00a933" draw:fill="none" draw:fill-color="#3faf46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 fo:min-height="8.883cm"/>
      <style:paragraph-properties style:writing-mode="lr-tb"/>
    </style:style>
    <style:style style:name="pr8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co1" style:family="table-column">
      <style:table-column-properties style:column-width="18.622cm" style:use-optimal-column-width="false"/>
    </style:style>
    <style:style style:name="co2" style:family="table-column">
      <style:table-column-properties style:column-width="6.77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475cm" style:use-optimal-row-height="false"/>
    </style:style>
    <style:style style:name="ro3" style:family="table-row">
      <style:table-row-properties style:row-height="3.15cm" style:use-optimal-row-height="false"/>
    </style:style>
    <style:style style:name="ce1" style:family="table-cell">
      <style:paragraph-properties style:text-autospace="none"/>
      <style:text-properties style:font-name="Hack" fo:font-size="12pt"/>
    </style:style>
    <style:style style:name="ce2" style:family="table-cell">
      <style:paragraph-properties style:text-autospace="none"/>
      <style:text-properties fo:font-size="12pt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0369a3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24pt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0" style:family="paragraph">
      <style:paragraph-properties style:text-autospace="none"/>
    </style:style>
    <style:style style:name="P11" style:family="paragraph">
      <style:paragraph-properties style:writing-mode="lr-tb"/>
      <style:text-properties style:font-name="Hack1" fo:font-size="16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style:writing-mode="lr-tb"/>
      <style:text-properties style:font-name="Liberation Sans" fo:font-size="24pt" style:font-size-asian="13pt" style:font-size-complex="13pt"/>
    </style:style>
    <style:style style:name="P15" style:family="paragraph">
      <style:paragraph-properties style:writing-mode="lr-tb"/>
      <style:text-properties style:font-name="Hack" fo:font-size="16pt" style:font-size-asian="32pt" style:font-size-complex="32pt"/>
    </style:style>
    <style:style style:name="P16" style:family="paragraph">
      <style:paragraph-properties fo:margin-top="0cm" fo:margin-bottom="0cm">
        <style:tab-stops/>
      </style:paragraph-properties>
    </style:style>
    <style:style style:name="P17" style:family="paragraph">
      <style:paragraph-properties fo:margin-top="0cm" fo:margin-bottom="0cm" style:writing-mode="lr-tb">
        <style:tab-stops/>
      </style:paragraph-properties>
      <style:text-properties style:font-name="Hack" fo:font-size="16pt" style:font-size-asian="32pt" style:font-size-complex="32pt"/>
    </style:style>
    <style:style style:name="P18" style:family="paragraph">
      <loext:graphic-properties draw:fill-color="#ffa6a6"/>
      <style:paragraph-properties fo:text-align="center"/>
    </style:style>
    <style:style style:name="P19" style:family="paragraph">
      <style:paragraph-properties style:writing-mode="lr-tb"/>
      <style:text-properties fo:color="#000000" loext:opacity="100%" loext:color-lum-mod="100%" loext:color-lum-off="0%" style:font-name="Hack" fo:font-size="16pt" fo:font-weight="normal" style:font-size-asian="13pt" style:font-weight-asian="normal" style:font-size-complex="13pt" style:font-weight-complex="normal"/>
    </style:style>
    <style:style style:name="P20" style:family="paragraph">
      <style:paragraph-properties fo:text-align="center" style:text-autospace="none"/>
    </style:style>
    <style:style style:name="P21" style:family="paragraph">
      <style:paragraph-properties style:text-autospace="none"/>
      <style:text-properties style:font-name="Hack" fo:font-size="12pt"/>
    </style:style>
    <style:style style:name="P22" style:family="paragraph">
      <style:paragraph-properties style:text-autospace="none"/>
      <style:text-properties fo:font-size="12pt"/>
    </style:style>
    <style:style style:name="P23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24" style:family="paragraph">
      <style:text-properties style:font-name="Hack" fo:font-size="16pt" style:font-size-asian="32pt" style:font-size-complex="32pt"/>
    </style:style>
    <style:style style:name="P25" style:family="paragraph">
      <style:text-properties style:font-name="Hack" fo:font-size="16pt" fo:font-weight="bold" style:font-size-asian="32pt" style:font-weight-asian="bold" style:font-size-complex="32pt" style:font-weight-complex="bold"/>
    </style:style>
    <style:style style:name="P26" style:family="paragraph">
      <style:paragraph-properties style:writing-mode="lr-tb"/>
      <style:text-properties style:font-name="Hack" fo:font-size="16pt" fo:font-weight="bold" style:font-size-asian="32pt" style:font-weight-asian="bold" style:font-size-complex="32pt" style:font-weight-complex="bold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3faf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Hack1" fo:font-size="16pt" style:font-size-asian="32pt" style:font-size-complex="32pt"/>
    </style:style>
    <style:style style:name="T3" style:family="text">
      <style:text-properties style:font-name="Hack1" fo:font-size="16pt" fo:font-weight="bold" style:font-size-asian="32pt" style:font-weight-asian="bold" style:font-size-complex="32pt" style:font-weight-complex="bold"/>
    </style:style>
    <style:style style:name="T4" style:family="text">
      <style:text-properties style:font-name="Hack1" fo:font-size="16pt" fo:font-weight="normal" style:font-size-asian="32pt" style:font-weight-asian="normal" style:font-size-complex="32pt" style:font-weight-complex="normal"/>
    </style:style>
    <style:style style:name="T5" style:family="text">
      <style:text-properties fo:font-size="24pt"/>
    </style:style>
    <style:style style:name="T6" style:family="text">
      <style:text-properties fo:color="#999999" loext:opacity="100%" fo:font-size="24pt" style:font-size-asian="32pt" style:font-size-complex="32pt"/>
    </style:style>
    <style:style style:name="T7" style:family="text">
      <style:text-properties style:font-name="Hack1" fo:font-size="15pt" style:font-size-asian="32pt" style:font-size-complex="32pt"/>
    </style:style>
    <style:style style:name="T8" style:family="text">
      <style:text-properties fo:color="#00a933" loext:opacity="100%" style:font-name="Hack1" fo:font-size="15pt" style:font-size-asian="32pt" style:font-size-complex="32pt"/>
    </style:style>
    <style:style style:name="T9" style:family="text">
      <style:text-properties style:font-name="Hack1" fo:font-size="15pt" fo:font-weight="bold" style:font-size-asian="32pt" style:font-weight-asian="bold" style:font-size-complex="32pt" style:font-weight-complex="bold"/>
    </style:style>
    <style:style style:name="T10" style:family="text">
      <style:text-properties fo:color="#00a933" loext:opacity="100%" style:font-name="Hack1" fo:font-size="15pt" fo:font-weight="bold" style:font-size-asian="32pt" style:font-weight-asian="bold" style:font-size-complex="32pt" style:font-weight-complex="bold"/>
    </style:style>
    <style:style style:name="T11" style:family="text">
      <style:text-properties style:font-name="Hack1" fo:font-size="15pt" fo:font-weight="normal" style:font-size-asian="32pt" style:font-weight-asian="normal" style:font-size-complex="32pt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Hack1" fo:font-size="16pt" style:font-name-asian="Lucida Console1" style:font-size-asian="13pt" style:font-name-complex="Lucida Console1" style:font-size-complex="13pt"/>
    </style:style>
    <style:style style:name="T14" style:family="text">
      <style:text-properties fo:color="#00bf00" loext:opacity="100%" style:font-name="Hack1" fo:font-size="16pt" style:font-name-asian="Lucida Console1" style:font-size-asian="13pt" style:font-name-complex="Lucida Console1" style:font-size-complex="13pt"/>
    </style:style>
    <style:style style:name="T15" style:family="text">
      <style:text-properties fo:color="#00bfbf" loext:opacity="100%" style:font-name="Hack1" fo:font-size="16pt" style:font-name-asian="Lucida Console1" style:font-size-asian="13pt" style:font-name-complex="Lucida Console1" style:font-size-complex="13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6pt" style:font-size-asian="32pt" style:font-size-complex="32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Lucida Console1" style:font-size-asian="13pt" style:font-style-asian="normal" style:font-weight-asian="normal" style:font-name-complex="Lucida Console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24pt" style:font-name-asian="Lucida Console1" style:font-size-asian="13pt" style:font-name-complex="Lucida Console1" style:font-size-complex="13pt"/>
    </style:style>
    <style:style style:name="T20" style:family="text">
      <style:text-properties style:font-name="Hack" fo:font-size="16pt" style:font-size-asian="32pt" style:font-size-complex="3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Hack" fo:font-size="16pt" fo:font-style="normal" fo:text-shadow="none" style:text-underline-style="none" fo:font-weight="normal" style:letter-kerning="true" fo:background-color="transparent" style:font-name-asian="Lucida Console1" style:font-size-asian="32pt" style:font-style-asian="normal" style:font-weight-asian="normal" style:font-name-complex="Lucida Console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Hack" fo:font-size="16pt" style:font-name-asian="Lucida Console1" style:font-size-asian="32pt" style:font-name-complex="Lucida Console1" style:font-size-complex="32pt"/>
    </style:style>
    <style:style style:name="T23" style:family="text">
      <style:text-properties fo:color="#000000" loext:opacity="100%" style:font-name="Lucida Console1" fo:font-size="16pt" fo:font-weight="normal" style:font-name-asian="Lucida Console1" style:font-size-asian="13pt" style:font-weight-asian="normal" style:font-name-complex="Lucida Console1" style:font-size-complex="13pt" style:font-weight-complex="normal"/>
    </style:style>
    <style:style style:name="T24" style:family="text">
      <style:text-properties style:font-name="Hack" fo:font-size="12pt"/>
    </style:style>
    <style:style style:name="T25" style:family="text">
      <style:text-properties fo:font-size="12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Hack" fo:font-size="1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127622" loext:opacity="100%" style:font-name="Hack" fo:font-size="16pt" style:font-size-asian="32pt" style:font-size-complex="32pt"/>
    </style:style>
    <style:style style:name="T28" style:family="text">
      <style:text-properties fo:color="#cccccc" loext:opacity="100%" style:font-name="Hack" fo:font-size="16pt" style:font-size-asian="32pt" style:font-size-complex="32pt"/>
    </style:style>
    <style:style style:name="T29" style:family="text">
      <style:text-properties fo:color="#ffff00" loext:opacity="100%" style:font-name="Hack" fo:font-size="16pt" fo:font-weight="bold" style:font-size-asian="32pt" style:font-weight-asian="bold" style:font-size-complex="32pt" style:font-weight-complex="bold"/>
    </style:style>
    <style:style style:name="T30" style:family="text">
      <style:text-properties style:font-name="Hack" fo:font-size="16pt" fo:font-weight="bold" style:font-size-asian="32pt" style:font-weight-asian="bold" style:font-size-complex="32pt" style:font-weight-complex="bold"/>
    </style:style>
    <style:style style:name="T31" style:family="text">
      <style:text-properties fo:color="#069a2e" loext:opacity="100%" style:font-name="Hack1" fo:font-size="16pt" style:font-size-asian="32pt" style:font-size-complex="32pt"/>
    </style:style>
    <style:style style:name="T32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473cm" svg:x="1.27cm" svg:y="2.882cm" presentation:class="title" presentation:user-transformed="true">
          <draw:text-box>
            <text:p><text:span text:style-name="T1">Ingesting SOAP Action from SOAP Payloa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1cm" svg:height="2.629cm" svg:x="1.479cm" svg:y="0.42cm" presentation:class="title" presentation:user-transformed="true">
          <draw:text-box>
            <text:p><text:span text:style-name="T1">Toy SOAP Processing</text:span></text:p>
          </draw:text-box>
        </draw:frame>
        <draw:frame presentation:style-name="pr4" draw:text-style-name="P3" draw:layer="layout" svg:width="16.381cm" svg:height="4.571cm" svg:x="0.129cm" svg:y="10.034cm" presentation:class="outline" presentation:user-transformed="true">
          <draw:text-box>
            <text:list text:style-name="L2">
              <text:list-header>
                <text:p><text:span text:style-name="T2">&lt;SOAP-ENV:Envelope&gt;</text:span><text:span text:style-name="T2"><text:line-break/></text:span><text:span text:style-name="T2"> <text:s/>&lt;SOAP-ENV:Body&gt;</text:span><text:span text:style-name="T2"><text:line-break/></text:span><text:span text:style-name="T2"> <text:s text:c="3"/>&lt;m:</text:span><text:span text:style-name="T3">MyMessage</text:span><text:span text:style-name="T2">&gt;</text:span><text:span text:style-name="T2"><text:line-break/></text:span><text:span text:style-name="T2"> <text:s text:c="5"/>&lt;m:MyArgument&gt;Hello&lt;/m:MyArgument&gt;</text:span><text:span text:style-name="T2"><text:line-break/></text:span><text:span text:style-name="T2"> <text:s text:c="3"/>&lt;/m:</text:span><text:span text:style-name="T3">MyMessage</text:span><text:span text:style-name="T2">&gt;</text:span><text:span text:style-name="T2"><text:line-break/></text:span><text:span text:style-name="T2"> <text:s/>&lt;/SOAP-ENV:Body&gt;</text:span><text:span text:style-name="T2"><text:line-break/></text:span><text:span text:style-name="T2">&lt;/SOAP-ENV:Envelope&gt;</text:span></text:p>
              </text:list-header>
            </text:list>
          </draw:text-box>
        </draw:frame>
        <draw:frame presentation:style-name="pr4" draw:text-style-name="P3" draw:layer="layout" svg:width="16.381cm" svg:height="4.571cm" svg:x="16.639cm" svg:y="9.525cm" presentation:class="outline" presentation:user-transformed="true">
          <draw:text-box>
            <text:list text:style-name="L2">
              <text:list-header>
                <text:p><text:span text:style-name="T2">{</text:span><text:span text:style-name="T2"><text:line-break/></text:span><text:span text:style-name="T2"> <text:s/>"SOAP-ENV:Envelope": {</text:span><text:span text:style-name="T2"><text:line-break/></text:span><text:span text:style-name="T2"> <text:s text:c="4"/>"SOAP-ENV:Body": {</text:span><text:span text:style-name="T2"><text:line-break/></text:span><text:span text:style-name="T2"> <text:s text:c="7"/>"</text:span><text:span text:style-name="T3">m:MyMessage</text:span><text:span text:style-name="T2">": [Object]</text:span><text:span text:style-name="T2"><text:line-break/></text:span><text:span text:style-name="T2"> <text:s text:c="5"/>}</text:span><text:span text:style-name="T2"><text:line-break/></text:span><text:span text:style-name="T2"> <text:s/>}</text:span><text:span text:style-name="T2"><text:line-break/></text:span><text:span text:style-name="T2">}</text:span></text:p>
              </text:list-header>
            </text:list>
          </draw:text-box>
        </draw:frame>
        <draw:frame presentation:style-name="pr4" draw:text-style-name="P3" draw:layer="layout" svg:width="25.906cm" svg:height="4.571cm" svg:x="0.129cm" svg:y="3.049cm" presentation:class="outline" presentation:user-transformed="true">
          <draw:text-box>
            <text:list text:style-name="L2">
              <text:list-header>
                <text:p><text:span text:style-name="T2">&lt;SOAP-ENV:Envelope xmlns:SOAP-ENV = "http://schemas.xmlsoap.org/soap/envelope/" </text:span><text:span text:style-name="T2"><text:line-break/></text:span><text:span text:style-name="T2">SOAP-ENV:encodingStyle = "http://schemas.xmlsoap.org/soap/encoding/"&gt;</text:span><text:span text:style-name="T2"><text:line-break/></text:span><text:span text:style-name="T2"> <text:s/>&lt;SOAP-ENV:Body&gt;</text:span><text:span text:style-name="T2"><text:line-break/></text:span><text:span text:style-name="T2"> <text:s text:c="3"/>&lt;m:</text:span><text:span text:style-name="T3">MyMessage </text:span><text:span text:style-name="T4">xmlns:m = "http://electrocommerce.org/abc"</text:span><text:span text:style-name="T2">&gt;</text:span><text:span text:style-name="T2"><text:line-break/></text:span><text:span text:style-name="T2"> <text:s text:c="5"/>&lt;m:MyArgument&gt;Hello&lt;/m:MyArgument&gt;</text:span><text:span text:style-name="T2"><text:line-break/></text:span><text:span text:style-name="T2"> <text:s text:c="3"/>&lt;/m:</text:span><text:span text:style-name="T3">MyMessage</text:span><text:span text:style-name="T2">&gt;</text:span><text:span text:style-name="T2"><text:line-break/></text:span><text:span text:style-name="T2"> <text:s/>&lt;/SOAP-ENV:Body&gt;</text:span><text:span text:style-name="T2"><text:line-break/></text:span><text:span text:style-name="T2">&lt;/SOAP-ENV:Envelope&gt;</text:span></text:p>
              </text:list-header>
            </text:list>
          </draw:text-box>
        </draw:frame>
        <draw:frame draw:style-name="gr2" draw:text-style-name="P4" draw:layer="layout" svg:width="8.89cm" svg:height="1.673cm" svg:x="19.101cm" svg:y="5.08cm">
          <draw:text-box>
            <text:p><text:tab/><text:a xlink:href="../SOAP%201.1%20example%20payload%5D(https://www.w3.org/TR/2000/NOTE-SOAP-20000508/#_Toc478383490" xlink:type="simple">SOAP 1.1 example payload</text:a></text:p>
          </draw:text-box>
        </draw:frame>
        <draw:custom-shape draw:style-name="gr3" draw:text-style-name="P5" draw:layer="layout" svg:width="1.27cm" svg:height="1.905cm" svg:x="4.445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905cm" svg:height="1.27cm" svg:x="15.24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1cm" svg:height="2.629cm" svg:x="1.399cm" svg:y="0.627cm" presentation:class="title">
          <draw:text-box>
            <text:p text:style-name="P6"><text:span text:style-name="T1">Toy SOAP Characteristics</text:span></text:p>
          </draw:text-box>
        </draw:frame>
        <draw:frame presentation:style-name="pr7" draw:text-style-name="P7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5">There is no Element attributes</text:span></text:p>
              </text:list-item>
              <text:list-item>
                <text:p><text:span text:style-name="T6">No Empty Elements</text:span></text:p>
              </text:list-item>
              <text:list-item>
                <text:p><text:span text:style-name="T6">No Comments or XML Declarations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1cm" svg:height="2.629cm" svg:x="1.27cm" svg:y="0.42cm" presentation:class="title" presentation:user-transformed="true">
          <draw:text-box>
            <text:p><text:span text:style-name="T1">Real World SOAP Payload</text:span></text:p>
          </draw:text-box>
        </draw:frame>
        <draw:frame presentation:style-name="pr4" draw:text-style-name="P8" draw:layer="layout" svg:width="27.811cm" svg:height="11.556cm" svg:x="0.129cm" svg:y="3.049cm" presentation:class="outline" presentation:user-transformed="true">
          <draw:text-box>
            <text:list text:style-name="L2">
              <text:list-header>
                <text:p><text:span text:style-name="T7">&lt;wsdl:definitions xmlns:soap = "http://schemas.xmlsoap.org/wsdl/soap/" </text:span><text:span text:style-name="T7"><text:line-break/></text:span><text:span text:style-name="T7"> <text:s text:c="2"/>xmlns:wsdl = "http://schemas.xmlsoap.org/wsdl/" name = "</text:span><text:span text:style-name="T8">EmployeeService</text:span><text:span text:style-name="T7">" targetNamespace = "</text:span><text:span text:style-name="T7"><text:a xlink:href="http://www.jpworks.com/employee" xlink:type="simple">http://www.jpworks.com/employee</text:a></text:span><text:span text:style-name="T7">"&gt;</text:span><text:span text:style-name="T7"><text:line-break/></text:span><text:span text:style-name="T7"><text:line-break/></text:span><text:span text:style-name="T7"> <text:s/>&lt;wsdl:portType name = "</text:span><text:span text:style-name="T9">EmployeeServicePortType</text:span><text:span text:style-name="T7">"&gt;</text:span><text:span text:style-name="T7"><text:line-break/></text:span><text:span text:style-name="T7"> <text:s text:c="3"/>&lt;wsdl:operation name = "</text:span><text:span text:style-name="T9">GetEmployeeById</text:span><text:span text:style-name="T7">"&gt;</text:span><text:span text:style-name="T7"><text:line-break/></text:span><text:span text:style-name="T7"> <text:s text:c="5"/>&lt;wsdl:input message = "</text:span><text:span text:style-name="T9">EmployeeByIdRequest</text:span><text:span text:style-name="T7">"/&gt;</text:span><text:span text:style-name="T7"><text:line-break/></text:span><text:span text:style-name="T7"> <text:s text:c="5"/>&lt;wsdl:output message = "</text:span><text:span text:style-name="T9">EmployeeResponse</text:span><text:span text:style-name="T7">"/&gt;</text:span><text:span text:style-name="T7"><text:line-break/></text:span><text:span text:style-name="T7"> <text:s text:c="3"/>&lt;/wsdl:operation&gt;</text:span><text:span text:style-name="T7"><text:line-break/></text:span><text:span text:style-name="T7"> <text:s/>&lt;/wsdl:portType&gt;</text:span><text:span text:style-name="T7"><text:line-break/></text:span><text:span text:style-name="T7"> <text:s/>&lt;wsdl:binding name = "</text:span><text:span text:style-name="T9">EmployeeServiceSOAP</text:span><text:span text:style-name="T7">" type = "</text:span><text:span text:style-name="T9">EmployeeServicePortType</text:span><text:span text:style-name="T7">"&gt;</text:span><text:span text:style-name="T7"><text:line-break/></text:span><text:span text:style-name="T7"> <text:s text:c="3"/>&lt;wsdl:operation name = "</text:span><text:span text:style-name="T9">GetEmployeeById</text:span><text:span text:style-name="T7">"&gt;</text:span><text:span text:style-name="T7"><text:line-break/></text:span><text:span text:style-name="T7"> <text:s text:c="5"/>&lt;soap:operation </text:span><text:span text:style-name="T8">soapAction </text:span><text:span text:style-name="T7">= "</text:span><text:span text:style-name="T10"><text:a xlink:href="http://www.jpworks.com/employee/GetEmployeeById" xlink:type="simple">http://www.jpworks.com/employee/GetEmployeeById</text:a></text:span><text:span text:style-name="T7">"/&gt;</text:span><text:span text:style-name="T7"><text:line-break/></text:span><text:span text:style-name="T7"> <text:s text:c="5"/>&lt;soap:body use = "</text:span><text:span text:style-name="T11">literal</text:span><text:span text:style-name="T7">"/&gt;</text:span><text:span text:style-name="T7"><text:line-break/></text:span><text:span text:style-name="T7"> <text:s text:c="3"/>&lt;/wsdl:operation&gt;</text:span><text:span text:style-name="T7"><text:line-break/></text:span><text:span text:style-name="T7"> <text:s/>&lt;/wsdl:binding&gt;</text:span><text:span text:style-name="T7"><text:line-break/></text:span><text:span text:style-name="T7"> <text:s/>&lt;wsdl:service name = "</text:span><text:span text:style-name="T9">EmployeeService</text:span><text:span text:style-name="T7">"&gt;</text:span><text:span text:style-name="T7"><text:line-break/></text:span><text:span text:style-name="T7"> <text:s text:c="3"/>&lt;wsdl:port name = "</text:span><text:span text:style-name="T9">EmployeeServiceSOAP</text:span><text:span text:style-name="T7">" binding = "</text:span><text:span text:style-name="T9">EmployeeServiceSOAP</text:span><text:span text:style-name="T7">"/&gt;</text:span><text:span text:style-name="T7"><text:line-break/></text:span><text:span text:style-name="T7"> <text:s/>&lt;/wsdl:service&gt;</text:span><text:span text:style-name="T7"><text:line-break/></text:span><text:span text:style-name="T7">&lt;/wsdl:definitions&gt;</text:span></text:p>
                <text:p><text:span text:style-name="T7"/></text:p>
              </text:list-header>
            </text:list>
          </draw:text-box>
        </draw:frame>
        <draw:frame draw:style-name="gr2" draw:text-style-name="P9" draw:layer="layout" svg:width="11.481cm" svg:height="1.673cm" svg:x="16.51cm" svg:y="13.97cm">
          <draw:text-box>
            <text:p><text:span text:style-name="T12">heavily truncated to fit in one slide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1cm" svg:height="3.473cm" svg:x="1.399cm" svg:y="0.205cm" presentation:class="title" presentation:user-transformed="true">
          <draw:text-box>
            <text:p text:style-name="P6"><text:span text:style-name="T1">Real World SOAP Payload Inspection Result</text:span></text:p>
          </draw:text-box>
        </draw:frame>
        <draw:frame presentation:style-name="pr7" draw:text-style-name="P11" draw:layer="layout" svg:width="25.191cm" svg:height="5.228cm" svg:x="1.343cm" svg:y="4.932cm" presentation:class="outline" presentation:user-transformed="true">
          <draw:text-box>
            <text:p text:style-name="P10"><text:span text:style-name="T13">{</text:span><text:span text:style-name="T13"><text:line-break/></text:span><text:span text:style-name="T14">”wsdl:definitions”</text:span><text:span text:style-name="T13">: {</text:span><text:span text:style-name="T13"><text:line-break/></text:span><text:span text:style-name="T13"> <text:s text:c="3"/></text:span><text:span text:style-name="T14">”wsdl:portType”</text:span><text:span text:style-name="T13">: { </text:span><text:span text:style-name="T14">”wsdl:operation”</text:span><text:span text:style-name="T13">: </text:span><text:span text:style-name="T15">[Object]</text:span><text:span text:style-name="T13"> },</text:span><text:span text:style-name="T13"><text:line-break/></text:span><text:span text:style-name="T13"> <text:s text:c="3"/></text:span><text:span text:style-name="T14">”wsdl:binding”</text:span><text:span text:style-name="T13">: { </text:span><text:span text:style-name="T14">”wsdl:operation”</text:span><text:span text:style-name="T13">: </text:span><text:span text:style-name="T15">[Object]</text:span><text:span text:style-name="T13"> },</text:span><text:span text:style-name="T13"><text:line-break/></text:span><text:span text:style-name="T13"> <text:s text:c="3"/></text:span><text:span text:style-name="T14">”wsdl:service”</text:span><text:span text:style-name="T13">: { </text:span><text:span text:style-name="T14">”wsdl:port”</text:span><text:span text:style-name="T13">: </text:span><text:span text:style-name="T14">””</text:span><text:span text:style-name="T13"> }</text:span><text:span text:style-name="T13"><text:line-break/></text:span><text:span text:style-name="T13"> <text:s/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<text:span text:style-name="T1">Javascript Painless Conversion</text:span></text:p>
          </draw:text-box>
        </draw:frame>
        <draw:frame presentation:style-name="pr8" draw:text-style-name="P13" draw:layer="layout" svg:width="25.191cm" svg:height="9.133cm" svg:x="1.27cm" svg:y="3.175cm" presentation:class="subtitle" presentation:user-transformed="true">
          <draw:text-box>
            <text:p text:style-name="P12"><text:span text:style-name="T16">XML to JSO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17">String Manipulation</text:span></text:p>
                      </text:list-item>
                      <text:list-item>
                        <text:p text:style-name="P12"><text:span text:style-name="T17">Regex Manipulation *</text:span></text:p>
                      </text:list-item>
                      <text:list-item>
                        <text:p text:style-name="P12"><text:span text:style-name="T17">Recursive calls *</text:span></text:p>
                      </text:list-item>
                      <text:list-item>
                        <text:p text:style-name="P12"><text:span text:style-name="T17">Maps and Lists</text:span><text:span text:style-name="T17"><text:line-break/></text:span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19.685cm" svg:height="2.54cm" svg:x="3.81cm" svg:y="10.16cm" presentation:class="outline" presentation:user-transformed="true">
          <draw:text-box>
            <text:p text:style-name="P10"><text:span text:style-name="T18">XML Element with children XML Element(s) is elementary</text:span><text:span text:style-name="T18"><text:line-break/></text:span><text:span text:style-name="T18">XML Element with Attribute(s) and children XML Element(s)</text:span><text:span text:style-name="T19"> is not obvious in JS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Development</text:span></text:p>
          </draw:text-box>
        </draw:frame>
        <draw:custom-shape draw:style-name="gr5" draw:text-style-name="P6" draw:layer="layout" svg:width="24.765cm" svg:height="9.642cm" svg:x="1.27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<text:span text:style-name="T20">POST /apm-7.17.7-transaction-000001/_doc/t9WKMYUB7ikC1HY84JYH/_update</text:span><text:span text:style-name="T20"><text:line-break/></text:span><text:span text:style-name="T20">{</text:span><text:span text:style-name="T20"><text:line-break/></text:span><text:span text:style-name="T20"> <text:s/>"script": {</text:span><text:span text:style-name="T20"><text:line-break/></text:span><text:span text:style-name="T20"> <text:s text:c="4"/>"lang": "painless",</text:span><text:span text:style-name="T20"><text:line-break/></text:span><text:span text:style-name="T20"> <text:s text:c="4"/>"source": """</text:span><text:span text:style-name="T20"><text:line-break/></text:span><text:span text:style-name="T20"> <text:s text:c="5"/>String unescape(def data){ <text:s/>return / /.matcher(clear(</text:span><text:span text:style-name="T20"><text:line-break/></text:span><text:span text:style-name="T20"> <text:s text:c="7"/>/\n|\t/.matcher(data).replaceAll(' '))).replaceAll('');}</text:span></text:p>
                <text:p><text:span text:style-name="T20"><text:s text:c="6"/></text:span><text:span text:style-name="T20">String clear(def data){ </text:span><text:span text:style-name="T20"><text:line-break/></text:span><text:span text:style-name="T20"> <text:s text:c="6"/>return /[\w:-]+ = "[^"]+"/.matcher(data).replaceAll(''); }</text:span></text:p>
                <text:p><text:span text:style-name="T20"><text:s text:c="6"/></text:span><text:span text:style-name="T20">String data <text:s/>= '&lt;soap:x xmlns:soap="http://schemas.xmlsoap.org"&gt;';</text:span><text:span text:style-name="T20"><text:line-break/></text:span><text:span text:style-name="T20"> <text:s text:c="5"/>ctx._source.transaction.name = unescape(data);</text:span><text:span text:style-name="T20"><text:line-break/></text:span><text:span text:style-name="T20"> <text:s text:c="4"/>"""</text:span><text:span text:style-name="T20"><text:line-break/></text:span><text:span text:style-name="T20"> <text:s/>}</text:span><text:span text:style-name="T20"><text:line-break/></text:span><text:span text:style-name="T20">}</text:span></text:p>
                <text:p><text:span text:style-name="T20"/></text:p>
                <text:p><text:span text:style-name="T20"/></text:p>
              </text:list-header>
            </text:list>
          </draw:text-box>
        </draw:frame>
        <draw:custom-shape draw:style-name="gr6" draw:text-style-name="P6" draw:layer="layout" svg:width="24.765cm" svg:height="1.905cm" svg:x="1.27cm" svg:y="13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7" draw:layer="layout" svg:width="23.921cm" svg:height="1.513cm" svg:x="2.114cm" svg:y="13.727cm" presentation:class="outline" presentation:user-transformed="true">
          <draw:text-box>
            <text:list text:style-name="L2">
              <text:list-header>
                <text:p text:style-name="P16"><text:span text:style-name="T20">GET /apm-7.17.7-transaction-000001/_doc/t9WKMYUB7ikC1HY84JYH?_source=transaction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Development</text:span></text:p>
          </draw:text-box>
        </draw:frame>
        <draw:custom-shape draw:style-name="gr7" draw:text-style-name="P6" draw:layer="layout" svg:width="24.765cm" svg:height="11.984cm" svg:x="1.905cm" svg:y="3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10.921cm" svg:x="1.399cm" svg:y="3.684cm" presentation:class="outline" presentation:user-transformed="true">
          <draw:text-box>
            <text:list text:style-name="L2">
              <text:list-header>
                <text:p text:style-name="P16"><text:span text:style-name="T20"><text:s text:c="3"/></text:span><text:span text:style-name="T20">HashMap parseXML(def source) {</text:span><text:span text:style-name="T20"><text:line-break/></text:span><text:span text:style-name="T20"> <text:s text:c="4"/>def result = new HashMap();</text:span><text:span text:style-name="T20"><text:line-break/></text:span><text:span text:style-name="T20"> <text:s text:c="4"/>def data = unescapeString(source);</text:span><text:span text:style-name="T20"><text:line-break/></text:span><text:span text:style-name="T20"> <text:s text:c="4"/>while (data =~/&lt;[^\/][^&gt;]*&gt;/){</text:span><text:span text:style-name="T20"><text:line-break/></text:span><text:span text:style-name="T20"> <text:s text:c="6"/>String openTag = findTag(data);</text:span><text:span text:style-name="T20"><text:line-break/></text:span><text:span text:style-name="T20"> <text:s text:c="6"/>String tag = openTag.substring(1, openTag.length() - 1);</text:span><text:span text:style-name="T20"><text:line-break/></text:span><text:span text:style-name="T20"> <text:s text:c="6"/>def value = getElementContent(data, openTag);</text:span><text:span text:style-name="T20"><text:line-break/></text:span><text:span text:style-name="T20"> <text:s text:c="6"/>def tmp <text:s/>= '';</text:span><text:span text:style-name="T20"><text:line-break/></text:span><text:span text:style-name="T20"> <text:s text:c="6"/>if (value =~/ &lt;[^\/][^&gt;]*&gt;/) {</text:span><text:span text:style-name="T20"><text:line-break/></text:span><text:span text:style-name="T20"> <text:s text:c="8"/>tmp = parseXML(value);</text:span><text:span text:style-name="T20"><text:line-break/></text:span><text:span text:style-name="T20"> <text:s text:c="6"/>} else {</text:span><text:span text:style-name="T20"><text:line-break/></text:span><text:span text:style-name="T20"> <text:s text:c="8"/>tmp = value;</text:span><text:span text:style-name="T20"><text:line-break/></text:span><text:span text:style-name="T20"> <text:s text:c="6"/>}</text:span><text:span text:style-name="T20"><text:line-break/></text:span><text:span text:style-name="T20"> <text:s text:c="8"/>result[tag] = tmp;</text:span><text:span text:style-name="T20"><text:line-break/></text:span><text:span text:style-name="T20"> <text:s text:c="6"/>} <text:s/></text:span><text:span text:style-name="T20"><text:line-break/></text:span><text:span text:style-name="T20"> <text:s text:c="8"/>return result</text:span><text:span text:style-name="T20"><text:line-break/></text:span><text:span text:style-name="T20"> <text:s text:c="6"/>}</text:span></text:p>
              </text:list-header>
              <text:list-item>
                <text:p><text:span text:style-name="T20"/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Runtime Error</text:span></text:p>
          </draw:text-box>
        </draw:frame>
        <draw:custom-shape draw:style-name="gr8" draw:text-style-name="P18" draw:layer="layout" svg:width="24.765cm" svg:height="6.904cm" svg:x="1.905cm" svg:y="3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6.476cm" svg:x="1.399cm" svg:y="3.684cm" presentation:class="outline" presentation:user-transformed="true">
          <draw:text-box>
            <text:list text:style-name="L2">
              <text:list-header>
                <text:p><text:span text:style-name="T20"><text:s/></text:span><text:span text:style-name="T21">{</text:span></text:p>
              </text:list-header>
            </text:list>
            <text:p text:style-name="P10"><text:span text:style-name="T22"><text:s text:c="8"/></text:span><text:span text:style-name="T22">"type": "painless_error",</text:span></text:p>
            <text:p text:style-name="P10"><text:span text:style-name="T22"><text:s text:c="8"/></text:span><text:span text:style-name="T22">"reason": "The maximum number of statements </text:span></text:p>
            <text:p text:style-name="P10"><text:span text:style-name="T22"><text:s text:c="19"/></text:span><text:span text:style-name="T22">that can be executed in a loop </text:span></text:p>
            <text:p text:style-name="P10"><text:span text:style-name="T22"><text:s text:c="19"/></text:span><text:span text:style-name="T22">has been reached."</text:span></text:p>
            <text:p text:style-name="P10"><text:span text:style-name="T22"><text:s text:c="6"/></text:span><text:span text:style-name="T22">}</text:span></text:p>
            <text:list text:continue-numbering="true" text:style-name="L2">
              <text:list-header>
                <text:p><text:span text:style-name="T20"/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Runtime Error</text:span></text:p>
          </draw:text-box>
        </draw:frame>
        <draw:custom-shape draw:style-name="gr9" draw:text-style-name="P18" draw:layer="layout" svg:width="24.765cm" svg:height="10.714cm" svg:x="1.905cm" svg:y="3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9" draw:layer="layout" svg:width="24.05cm" svg:height="7.62cm" svg:x="2.54cm" svg:y="5.18cm" presentation:class="outline" presentation:user-transformed="true">
          <draw:text-box>
            <text:p text:style-name="P10"><text:span text:style-name="T23"><text:s text:c="4"/></text:span><text:span text:style-name="T23">{</text:span></text:p>
            <text:p text:style-name="P10"><text:span text:style-name="T23"><text:s text:c="8"/></text:span><text:span text:style-name="T23">"type" : "circuit_breaking_exception",</text:span></text:p>
            <text:p text:style-name="P10"><text:span text:style-name="T23"><text:s text:c="8"/></text:span><text:span text:style-name="T23">"reason" : "[scripting] Regular expression</text:span></text:p>
            <text:p text:style-name="P10"><text:span text:style-name="T23"><text:s text:c="20"/></text:span><text:span text:style-name="T23">considered too many characters...,</text:span></text:p>
            <text:p text:style-name="P10"><text:span text:style-name="T23"><text:s text:c="20"/></text:span><text:span text:style-name="T23">this limit can be changed </text:span></text:p>
            <text:p text:style-name="P10"><text:span text:style-name="T23"><text:s text:c="20"/></text:span><text:span text:style-name="T23">by changed by the</text:span></text:p>
            <text:p text:style-name="P10"><text:span text:style-name="T23"><text:s text:c="20"/></text:span><text:span text:style-name="T23">[script.painless.regex.limit-factor] setting"</text:span><text:span text:style-name="T23"><text:line-break/></text:span><text:span text:style-name="T23"> <text:s text:c="5"/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<text:span text:style-name="T1">Pull XML Parser</text:span></text:p>
          </draw:text-box>
        </draw:frame>
        <draw:frame draw:style-name="standard" draw:layer="layout" svg:width="25.399cm" svg:height="12.961cm" svg:x="1.041cm" svg:y="2.6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20"><text:span text:style-name="T1">element</text:span></text:p>
              </table:table-cell>
              <table:table-cell>
                <text:p text:style-name="P20"><text:span text:style-name="T1">match</text:span></text:p>
              </table:table-cell>
            </table:table-row>
            <table:table-row table:style-name="ro1">
              <table:table-cell table:style-name="ce1">
                <text:p text:style-name="P21"><text:span text:style-name="T24">&lt;?xml version="1.0"?&gt;</text:span></text:p>
              </table:table-cell>
              <table:table-cell table:style-name="ce2">
                <text:p text:style-name="P22"><text:span text:style-name="T25">no match.</text:span></text:p>
              </table:table-cell>
            </table:table-row>
            <table:table-row table:style-name="ro2">
              <table:table-cell table:style-name="ce1">
                <text:p text:style-name="P21"><text:span text:style-name="T24">&lt;soap:Envelope xmlns:soap="http://www.w3.org/2003/05/soap-envelope/" soap:encodingStyle="http://www.w3.org/2003/05/soap-encoding"&gt;</text:span></text:p>
              </table:table-cell>
              <table:table-cell table:style-name="ce2">
                <text:p text:style-name="P22"><text:span text:style-name="T25">ignoring soap namespace </text:span></text:p>
              </table:table-cell>
            </table:table-row>
            <table:table-row table:style-name="ro1">
              <table:table-cell table:style-name="ce1">
                <text:p text:style-name="P21"><text:span text:style-name="T24">&lt;soap:Body&gt;</text:span></text:p>
              </table:table-cell>
              <table:table-cell table:style-name="ce2">
                <text:p text:style-name="P22"><text:span text:style-name="T25">no match.</text:span></text:p>
              </table:table-cell>
            </table:table-row>
            <table:table-row table:style-name="ro3">
              <table:table-cell table:style-name="ce1">
                <text:p text:style-name="P21"><text:span text:style-name="T24">&lt;m:GetPrice xmlns:m="https://www.w3schools.com/prices"&gt;</text:span></text:p>
              </table:table-cell>
              <table:table-cell table:style-name="ce2">
                <text:p text:style-name="P22"><text:span text:style-name="T25">match:</text:span><text:span text:style-name="T25"><text:line-break/></text:span><text:span text:style-name="T24">namespacePrefix: "m"</text:span><text:span text:style-name="T24"><text:line-break/></text:span><text:span text:style-name="T24">tagName: "GetPrice"</text:span><text:span text:style-name="T24"><text:line-break/></text:span><text:span text:style-name="T24">namespaceName: "m"</text:span><text:span text:style-name="T24"><text:line-break/></text:span><text:span text:style-name="T24">namespaceUri: "https://www.w3schools.com/prices"</text:span></text:p>
              </table:table-cell>
            </table:table-row>
            <table:table-row table:style-name="ro1">
              <table:table-cell table:style-name="ce1">
                <text:p text:style-name="P21"><text:span text:style-name="T24">&lt;m:Item&gt;Apples</text:span></text:p>
              </table:table-cell>
              <table:table-cell table:style-name="ce2">
                <text:p text:style-name="P22"><text:span text:style-name="T25">no match.</text:span></text:p>
              </table:table-cell>
            </table:table-row>
            <table:table-row table:style-name="ro1">
              <table:table-cell table:style-name="ce1">
                <text:p text:style-name="P21"><text:span text:style-name="T24">&lt;/m:Item&gt;</text:span></text:p>
              </table:table-cell>
              <table:table-cell table:style-name="ce2">
                <text:p text:style-name="P22"><text:span text:style-name="T25">no match.</text:span></text:p>
              </table:table-cell>
            </table:table-row>
            <table:table-row table:style-name="ro1">
              <table:table-cell table:style-name="ce1">
                <text:p text:style-name="P21"><text:span text:style-name="T24">&lt;/m:GetPrice&gt;</text:span></text:p>
              </table:table-cell>
              <table:table-cell table:style-name="ce2">
                <text:p text:style-name="P22"><text:span text:style-name="T25">no match.</text:span></text:p>
              </table:table-cell>
            </table:table-row>
            <table:table-row table:style-name="ro1">
              <table:table-cell table:style-name="ce1">
                <text:p text:style-name="P21"><text:span text:style-name="T24">&lt;/soap:Body&gt;</text:span></text:p>
              </table:table-cell>
              <table:table-cell table:style-name="ce2">
                <text:p text:style-name="P22"><text:span text:style-name="T25">no match.</text:span></text:p>
              </table:table-cell>
            </table:table-row>
            <table:table-row table:style-name="ro1">
              <table:table-cell table:style-name="ce1">
                <text:p text:style-name="P21"><text:span text:style-name="T24">&lt;/soap:Envelope&gt;</text:span></text:p>
              </table:table-cell>
              <table:table-cell table:style-name="ce2">
                <text:p text:style-name="P22"><text:span text:style-name="T25">no match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Development</text:span></text:p>
          </draw:text-box>
        </draw:frame>
        <draw:custom-shape draw:style-name="gr10" draw:text-style-name="P6" draw:layer="layout" svg:width="24.765cm" svg:height="12.065cm" svg:x="1.27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10.921cm" svg:x="1.399cm" svg:y="3.684cm" presentation:class="outline" presentation:user-transformed="true">
          <draw:text-box>
            <text:list text:style-name="L2">
              <text:list-header>
                <text:p><text:span text:style-name="T26"><text:s text:c="2"/></text:span><text:span text:style-name="T26">"script": {</text:span><text:span text:style-name="T26"><text:line-break/></text:span><text:span text:style-name="T26"> <text:s text:c="3"/>"lang": "painless",</text:span><text:span text:style-name="T26"><text:line-break/></text:span><text:span text:style-name="T26"> <text:s text:c="3"/>"source": """</text:span><text:span text:style-name="T26"><text:line-break/></text:span><text:span text:style-name="T26"> <text:s text:c="5"/>String parseSOAPXMLDocument(def data) {</text:span><text:span text:style-name="T26"><text:line-break/></text:span><text:span text:style-name="T26"> <text:s text:c="7"/>def result = "";</text:span><text:span text:style-name="T26"><text:line-break/></text:span><text:span text:style-name="T26"> <text:s text:c="7"/>// handle whitespace</text:span><text:span text:style-name="T26"><text:line-break/></text:span><text:span text:style-name="T26"> <text:s text:c="7"/>String[] elelentList = </text:span><text:span text:style-name="T26"><text:line-break/></text:span><text:span text:style-name="T26"> <text:s text:c="7"/>(/\n|\t|\r/.matcher(data).replaceAll(' ')).splitOnToken('&lt;');</text:span><text:span text:style-name="T26"><text:line-break/></text:span><text:span text:style-name="T26"> <text:s text:c="8"/></text:span><text:span text:style-name="T20">// paginate to one XML element per page</text:span><text:span text:style-name="T20"><text:line-break/></text:span><text:span text:style-name="T20"> <text:s text:c="7"/>for (def element : elelentList) {</text:span><text:span text:style-name="T20"><text:line-break/></text:span><text:span text:style-name="T20"> <text:s text:c="9"/>// extract tag name from relevant elements</text:span><text:span text:style-name="T20"><text:line-break/></text:span><text:span text:style-name="T20"> <text:s text:c="9"/>def tmp = parseSOAPXMLElement('&lt;' + element);</text:span><text:span text:style-name="T20"><text:line-break/></text:span><text:span text:style-name="T20"> <text:s text:c="10"/>if (tmp != "") {</text:span><text:span text:style-name="T20"><text:line-break/></text:span><text:span text:style-name="T20"> <text:s text:c="11"/>result = tmp;</text:span><text:span text:style-name="T20"><text:line-break/></text:span><text:span text:style-name="T20"> <text:s text:c="9"/>}</text:span><text:span text:style-name="T20"><text:line-break/></text:span><text:span text:style-name="T20"> <text:s text:c="7"/>}</text:span><text:span text:style-name="T20"><text:line-break/></text:span><text:span text:style-name="T20"> <text:s text:c="7"/>return result;</text:span><text:span text:style-name="T20"><text:line-break/></text:span><text:span text:style-name="T20"> <text:s text:c="5"/>}</text:span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Development</text:span></text:p>
          </draw:text-box>
        </draw:frame>
        <draw:custom-shape draw:style-name="gr7" draw:text-style-name="P6" draw:layer="layout" svg:width="24.765cm" svg:height="11.984cm" svg:x="1.905cm" svg:y="3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10.921cm" svg:x="1.399cm" svg:y="3.684cm" presentation:class="outline" presentation:user-transformed="true">
          <draw:text-box>
            <text:list text:style-name="L2">
              <text:list-header>
                <text:p text:style-name="P16"><text:span text:style-name="T20"><text:s text:c="5"/></text:span><text:span text:style-name="T20">String parseSOAPXMLElement(def data) {</text:span></text:p>
                <text:p text:style-name="P16"><text:span text:style-name="T20"><text:s text:c="8"/></text:span><text:span text:style-name="T20">def result = "";</text:span></text:p>
                <text:p text:style-name="P16"><text:span text:style-name="T20"><text:s text:c="8"/></text:span><text:span text:style-name="T20">def elementMatcher = </text:span></text:p>
                <text:p text:style-name="P16"><text:span text:style-name="T20"><text:s text:c="10"/></text:span><text:span text:style-name="T20">/&lt;([\w]+):([\w]+)\s*(xmlns:)([\w]+)\s*=\s*"([^"]+)"\s*(.*)&gt;/;</text:span></text:p>
                <text:p text:style-name="P16"><text:span text:style-name="T20"><text:s text:c="8"/></text:span><text:span text:style-name="T20">if (data =~ elementMatcher){</text:span></text:p>
                <text:p text:style-name="P16"><text:span text:style-name="T20"><text:s text:c="11"/></text:span><text:span text:style-name="T20">def namespace = elementMatcher.matcher(data).replaceAll('$1');</text:span></text:p>
                <text:p text:style-name="P16"><text:span text:style-name="T20"><text:s text:c="11"/></text:span><text:span text:style-name="T20">def tmp = elementMatcher.matcher(data).replaceAll('$2');</text:span></text:p>
                <text:p text:style-name="P16"><text:span text:style-name="T27"><text:s text:c="12"/></text:span><text:span text:style-name="T27">// look for application-specific elements -</text:span></text:p>
              </text:list-header>
              <text:list-item>
                <text:p text:style-name="P16"><text:span text:style-name="T27"><text:s text:c="12"/></text:span><text:span text:style-name="T27">// not a part of the SOAP namespace</text:span></text:p>
                <text:p text:style-name="P16"><text:span text:style-name="T20"><text:s text:c="11"/></text:span><text:span text:style-name="T20">if (!(namespace =~ /soap/)){</text:span></text:p>
                <text:p text:style-name="P16"><text:span text:style-name="T20"><text:s text:c="14"/></text:span><text:span text:style-name="T20">result = tmp;</text:span></text:p>
                <text:p text:style-name="P16"><text:span text:style-name="T20"><text:s text:c="11"/></text:span><text:span text:style-name="T20">}</text:span></text:p>
                <text:p text:style-name="P16"><text:span text:style-name="T20"><text:s text:c="8"/></text:span><text:span text:style-name="T20">} <text:s text:c="7"/></text:span></text:p>
              </text:list-item>
              <text:list-item>
                <text:p text:style-name="P16"><text:span text:style-name="T20"><text:s text:c="8"/></text:span><text:span text:style-name="T20">return trim(result);</text:span></text:p>
                <text:p text:style-name="P16"><text:span text:style-name="T20"><text:s text:c="6"/></text:span><text:span text:style-name="T20">}</text:span></text:p>
                <text:p text:style-name="P16"><text:span text:style-name="T20"/></text:p>
                <text:p text:style-name="P16"><text:span text:style-name="T20"><text:s text:c="6"/></text:span><text:span text:style-name="T20">String trim(def data){</text:span></text:p>
                <text:p text:style-name="P16"><text:span text:style-name="T20"><text:s text:c="8"/></text:span><text:span text:style-name="T20">return / /.matcher(/\n|\t|\r/.matcher(data)</text:span></text:p>
                <text:p text:style-name="P16"><text:span text:style-name="T20"><text:s text:c="18"/></text:span><text:span text:style-name="T20">.replaceAll(' ')).replaceAll('');</text:span></text:p>
                <text:p text:style-name="P16"><text:span text:style-name="T20"><text:s text:c="6"/></text:span><text:span text:style-name="T20">}</text:span></text:p>
                <text:p text:style-name="P16"><text:span text:style-name="T20"/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1cm" svg:height="2.629cm" svg:x="1.399cm" svg:y="0.627cm" presentation:class="title" presentation:user-transformed="true">
          <draw:text-box>
            <text:p text:style-name="P6"><text:span text:style-name="T1">Painless Script Development</text:span></text:p>
          </draw:text-box>
        </draw:frame>
        <draw:custom-shape draw:style-name="gr7" draw:text-style-name="P6" draw:layer="layout" svg:width="24.765cm" svg:height="11.984cm" svg:x="1.905cm" svg:y="3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5" draw:layer="layout" svg:width="25.191cm" svg:height="10.921cm" svg:x="1.399cm" svg:y="3.684cm" presentation:class="outline" presentation:user-transformed="true">
          <draw:text-box>
            <text:list text:style-name="L2">
              <text:list-header>
                <text:p text:style-name="P23"><text:span text:style-name="T26"><text:s text:c="6"/></text:span><text:span text:style-name="T26">String data = </text:span><text:span text:style-name="T20">"""</text:span></text:p>
                <text:p text:style-name="P23"><text:span text:style-name="T20"><text:s text:c="6"/></text:span><text:span text:style-name="T20">&lt;?xml version="1.0"?&gt;</text:span></text:p>
                <text:p text:style-name="P23"><text:span text:style-name="T20"/></text:p>
                <text:p text:style-name="P23"><text:span text:style-name="T20"><text:s text:c="6"/></text:span><text:span text:style-name="T20">&lt;soap:Envelope</text:span></text:p>
                <text:p text:style-name="P23"><text:span text:style-name="T20"><text:s text:c="6"/></text:span><text:span text:style-name="T20">xmlns:soap="http://www.w3.org/2003/05/soap-envelope/"</text:span></text:p>
                <text:p text:style-name="P23"><text:span text:style-name="T20"><text:s text:c="6"/></text:span><text:span text:style-name="T20">soap:encodingStyle="http://www.w3.org/2003/05/soap-encoding"&gt;</text:span></text:p>
                <text:p text:style-name="P23"><text:span text:style-name="T20"/></text:p>
                <text:p text:style-name="P23"><text:span text:style-name="T20"><text:s text:c="6"/></text:span><text:span text:style-name="T28">&lt;soap:Body&gt;</text:span></text:p>
                <text:p text:style-name="P23"><text:span text:style-name="T28"><text:s text:c="8"/></text:span><text:span text:style-name="T28">&lt;m:</text:span><text:span text:style-name="T29">UpdatePrice</text:span></text:p>
                <text:p text:style-name="P23"><text:span text:style-name="T28"><text:s text:c="8"/></text:span><text:span text:style-name="T28">xmlns:m="https://www.w3schools.com/prices"</text:span></text:p>
                <text:p text:style-name="P23"><text:span text:style-name="T28"><text:s text:c="8"/></text:span><text:span text:style-name="T28">soap:encodingStyle="http://www.w3.org/2003/05/soap-encoding"</text:span></text:p>
                <text:p text:style-name="P23"><text:span text:style-name="T28"><text:s text:c="8"/></text:span><text:span text:style-name="T28">&gt;</text:span></text:p>
                <text:p text:style-name="P23"><text:span text:style-name="T20"><text:s text:c="10"/></text:span><text:span text:style-name="T20">&lt;m:Item&gt;Apples&lt;/m:Item&gt;</text:span></text:p>
                <text:p text:style-name="P23"><text:span text:style-name="T20"><text:s text:c="8"/></text:span><text:span text:style-name="T20">&lt;/m:UpdatePrice&gt;</text:span></text:p>
                <text:p text:style-name="P23"><text:span text:style-name="T20"><text:s text:c="6"/></text:span><text:span text:style-name="T20">&lt;/soap:Body&gt;</text:span></text:p>
                <text:p text:style-name="P23"><text:span text:style-name="T20"/></text:p>
                <text:p text:style-name="P23"><text:span text:style-name="T20"><text:s text:c="6"/></text:span><text:span text:style-name="T20">&lt;/soap:Envelope&gt;</text:span></text:p>
                <text:p text:style-name="P23"><text:span text:style-name="T20"><text:s text:c="4"/></text:span><text:span text:style-name="T20">"""</text:span></text:p>
                <text:p text:style-name="P23"><text:span text:style-name="T26"><text:s text:c="5"/></text:span><text:span text:style-name="T26">ctx._source.transaction.name = </text:span><text:span text:style-name="T20">parseSOAPXMLDocument(data);</text:span></text:p>
                <text:p text:style-name="P16"><text:span text:style-name="T20"/></text:p>
                <text:p text:style-name="P16"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1cm" svg:height="2.629cm" svg:x="1.479cm" svg:y="0.42cm" presentation:class="title" presentation:user-transformed="true">
          <draw:text-box>
            <text:p><text:span text:style-name="T1">Simplified SOAP Processing</text:span></text:p>
          </draw:text-box>
        </draw:frame>
        <draw:frame presentation:style-name="pr4" draw:text-style-name="P15" draw:layer="layout" svg:width="26.035cm" svg:height="3.175cm" svg:x="0.635cm" svg:y="12.065cm" presentation:class="outline" presentation:user-transformed="true">
          <draw:text-box>
            <text:list text:style-name="L2">
              <text:list-header>
                <text:p text:style-name="P24"><text:span text:style-name="T20">&lt;?xml version="1.0"?&gt;&lt;soap:Envelope xmlns:soap="</text:span><text:span text:style-name="T20"><text:a xlink:href="http://www.w3.org/2003/05/soap-en" xlink:type="simple">http://www.w3.org/2003/05/soap-en</text:a></text:span><text:span text:style-name="T20"><text:line-break/></text:span><text:span text:style-name="T20">velope/" soap:encodingStyle="</text:span><text:span text:style-name="T20"><text:a xlink:href="http://www.w3.org/2003/05/soapencoding" xlink:type="simple">http://www.w3.org/2003/05/soapencoding</text:a></text:span><text:span text:style-name="T20">"&gt;&lt;soap:Body&gt;&lt;</text:span><text:span text:style-name="T20"><text:line-break/></text:span><text:span text:style-name="T20">m:UpdatePrice xmlns:m="</text:span><text:span text:style-name="T20"><text:a xlink:href="https://www.w3schools.com/prices" xlink:type="simple">https://www.w3schools.com/prices</text:a></text:span><text:span text:style-name="T20">"&gt;&lt;m:Item&gt;Apples&lt;/m:Item&gt;&lt;</text:span><text:span text:style-name="T20"><text:line-break/></text:span><text:span text:style-name="T20">/m:UpdatePrice&gt;&lt;/soap:Body&gt;&lt;/soap:Envelope&gt;</text:span></text:p>
              </text:list-header>
            </text:list>
          </draw:text-box>
        </draw:frame>
        <draw:frame presentation:style-name="pr4" draw:text-style-name="P3" draw:layer="layout" svg:width="25.4cm" svg:height="8.89cm" svg:x="-0.635cm" svg:y="3.049cm" presentation:class="outline" presentation:user-transformed="true">
          <draw:text-box>
            <text:list text:style-name="L2">
              <text:list-header>
                <text:p><text:span text:style-name="T2"><text:s text:c="6"/></text:span><text:span text:style-name="T2">&lt;?xml version="1.0"?&gt;</text:span><text:span text:style-name="T2"><text:line-break/></text:span><text:span text:style-name="T2"> <text:s text:c="5"/>&lt;soap:Envelope</text:span><text:span text:style-name="T2"><text:line-break/></text:span><text:span text:style-name="T2"> <text:s text:c="5"/>xmlns:soap="</text:span><text:span text:style-name="T2"><text:a xlink:href="http://www.w3.org/2003/05/soap-envelope/" xlink:type="simple">http://www.w3.org/2003/05/soap-envelope/</text:a></text:span><text:span text:style-name="T2">"</text:span><text:span text:style-name="T2"><text:line-break/></text:span><text:span text:style-name="T2"> <text:s text:c="5"/>soap:encodingStyle="</text:span><text:span text:style-name="T2"><text:a xlink:href="http://www.w3.org/2003/05/soap-encoding" xlink:type="simple">http://www.w3.org/2003/05/soap-encoding</text:a></text:span><text:span text:style-name="T2">"&gt;</text:span><text:span text:style-name="T2"><text:line-break/></text:span><text:span text:style-name="T2"> <text:s text:c="5"/>&lt;soap:Body&gt;</text:span><text:span text:style-name="T2"><text:line-break/></text:span><text:span text:style-name="T2"> <text:s text:c="7"/>&lt;m:UpdatePrice</text:span><text:span text:style-name="T2"><text:line-break/></text:span><text:span text:style-name="T2"> <text:s text:c="7"/>xmlns:m="</text:span><text:span text:style-name="T2"><text:a xlink:href="https://www.w3schools.com/prices" xlink:type="simple">https://www.w3schools.com/prices</text:a></text:span><text:span text:style-name="T2">"</text:span><text:span text:style-name="T2"><text:line-break/></text:span><text:span text:style-name="T2"> <text:s text:c="7"/>soap:encodingStyle="</text:span><text:span text:style-name="T2"><text:a xlink:href="http://www.w3.org/2003/05/soap-encoding" xlink:type="simple">http://www.w3.org/2003/05/soap-encoding</text:a></text:span><text:span text:style-name="T2">"</text:span><text:span text:style-name="T2"><text:line-break/></text:span><text:span text:style-name="T2"> <text:s text:c="7"/>&gt;&lt;m:Item&gt;Apples&lt;/m:Item&gt;</text:span><text:span text:style-name="T2"><text:line-break/></text:span><text:span text:style-name="T2"> <text:s text:c="7"/>&lt;/m:UpdatePrice&gt;</text:span><text:span text:style-name="T2"><text:line-break/></text:span><text:span text:style-name="T2"> <text:s text:c="5"/>&lt;/soap:Body&gt;</text:span></text:p>
                <text:p><text:span text:style-name="T2"/></text:p>
              </text:list-header>
            </text:list>
          </draw:text-box>
        </draw:frame>
        <draw:custom-shape draw:style-name="gr3" draw:text-style-name="P5" draw:layer="layout" svg:width="1.27cm" svg:height="1.905cm" svg:x="8.89cm" svg:y="9.5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905cm" svg:height="1.27cm" svg:x="24.765cm" svg:y="12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1cm" svg:height="2.629cm" svg:x="1.479cm" svg:y="0.42cm" presentation:class="title" presentation:user-transformed="true">
          <draw:text-box>
            <text:p><text:span text:style-name="T1">Simplified SOAP Processing</text:span></text:p>
          </draw:text-box>
        </draw:frame>
        <draw:frame presentation:style-name="pr4" draw:text-style-name="P26" draw:layer="layout" svg:width="26.035cm" svg:height="1.27cm" svg:x="-0.635cm" svg:y="10.16cm" presentation:class="outline" presentation:user-transformed="true">
          <draw:text-box>
            <text:list text:style-name="L2">
              <text:list-header>
                <text:p text:style-name="P25"><text:span text:style-name="T30">&lt;([\w]+):([\w]+)\s*(xmlns:)([\w]+)\s*=\s*"([^"]+)"\s*(.*)&gt;</text:span></text:p>
              </text:list-header>
            </text:list>
          </draw:text-box>
        </draw:frame>
        <draw:frame presentation:style-name="pr4" draw:text-style-name="P3" draw:layer="layout" svg:width="25.4cm" svg:height="6.985cm" svg:x="-0.635cm" svg:y="3.175cm" presentation:class="outline" presentation:user-transformed="true">
          <draw:text-box>
            <text:list text:style-name="L2">
              <text:list-header>
                <text:p><text:span text:style-name="T2">&lt;?xml version="1.0"?&gt;</text:span><text:span text:style-name="T2"><text:line-break/></text:span><text:span text:style-name="T2">&lt;soap:Envelope xmlns:soap="http://www.w3.org/2003/05/soap-envelope/"…</text:span><text:span text:style-name="T2"><text:line-break/></text:span><text:span text:style-name="T2">&lt;soap:Body&gt;</text:span><text:span text:style-name="T2"><text:line-break/></text:span><text:span text:style-name="T2">&lt;m:UpdatePrice xmlns:m="</text:span><text:span text:style-name="T2"><text:a xlink:href="https://www.w3schools.com/prices" xlink:type="simple">https://www.w3schools.com/prices</text:a></text:span><text:span text:style-name="T2">"&gt;</text:span><text:span text:style-name="T2"><text:line-break/></text:span><text:span text:style-name="T2">&lt;m:Item&gt;Apples</text:span><text:span text:style-name="T2"><text:line-break/></text:span><text:span text:style-name="T2">&lt;/m:Item&gt;</text:span><text:span text:style-name="T2"><text:line-break/></text:span><text:span text:style-name="T2">&lt;/m:UpdatePrice&gt;</text:span><text:span text:style-name="T2"><text:line-break/></text:span><text:span text:style-name="T2">&lt;/soap:Body&gt;</text:span><text:span text:style-name="T2"><text:line-break/></text:span><text:span text:style-name="T2">&lt;/soap:Envelope&gt;</text:span></text:p>
              </text:list-header>
            </text:list>
          </draw:text-box>
        </draw:frame>
        <draw:custom-shape draw:style-name="gr11" draw:text-style-name="P5" draw:layer="layout" svg:width="1.27cm" svg:height="1.27cm" svg:x="6.985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layer="layout" svg:width="1.27cm" svg:height="1.27cm" svg:x="6.985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8" draw:layer="layout" svg:width="21.344cm" svg:height="0.903cm" svg:x="1.27cm" svg:y="13.335cm">
          <draw:text-box>
            <text:list text:style-name="L2">
              <text:list-header>
                <text:p text:style-name="P27"><text:span text:style-name="T2">&lt;m:</text:span><text:span text:style-name="T31">UpdatePrice</text:span><text:span text:style-name="T2"> xmlns:m="</text:span><text:span text:style-name="T2"><text:a xlink:href="https://www.w3schools.com/prices" xlink:type="simple">https://www.w3schools.com/prices</text:a></text:span><text:span text:style-name="T2">"&gt;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>
          <draw:text-box>
            <text:p><text:span text:style-name="T1">See Also</text:span></text:p>
          </draw:text-box>
        </draw:frame>
        <draw:frame presentation:style-name="pr7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32"><text:a xlink:href="https://www.elastic.co/guide/en/elasticsearch/painless/current/painless-lang-spec.html" xlink:type="simple">Painless Elastic Search Scripting Language</text:a></text:span></text:p>
              </text:list-item>
              <text:list-item>
                <text:p><text:span text:style-name="T32"><text:a xlink:href="https://www.elastic.co/guide/en/elasticsearch/painless/current/painless-api-reference-shared.html" xlink:type="simple">Shared Java API</text:a></text:span><text:span text:style-name="T32"><text:s/></text:span></text:p>
              </text:list-item>
              <text:list-item>
                <text:p><text:span text:style-name="T32"><text:a xlink:href="https://www.elastic.co/guide/en/elasticsearch/reference/master/modules-scripting-engine.html#modules-scripting-engine" xlink:type="simple">Custom ScriptEngine</text:a></text:span></text:p>
              </text:list-item>
              <text:list-item>
                <text:p><text:span text:style-name="T32"><text:a xlink:href="https://www.elastic.co/guide/en/elasticsearch/reference/current/circuit-breaker.html" xlink:type="simple">Circuit Breaker Settings</text:a></text:span></text:p>
              </text:list-item>
              <text:list-item>
                <text:p><text:span text:style-name="T32"><text:a xlink:href="https://dzone.com/articles/using-ingest-pipelines-to-improve-elastic-observab" xlink:type="simple">Ingest Pipelines to Enhance Observability Data</text:a></text:span><text:span text:style-name="T32"><text:s/>(blog)</text:span></text:p>
              </text:list-item>
              <text:list-item>
                <text:p><text:span text:style-name="T32"><text:a xlink:href="https://www.w3.org/TR/2000/NOTE-SOAP-20000508/" xlink:type="simple">SOAP 1.1</text:a></text:span><text:span text:style-name="T32"><text:s/></text:span></text:p>
              </text:list-item>
              <text:list-item>
                <text:p><text:span text:style-name="T32"><text:a xlink:href="https://www.w3.org/TR/soap12-part1/" xlink:type="simple">SOAP 1.2</text:a></text:span></text:p>
              </text:list-item>
              <text:list-item>
                <text:p><text:span text:style-name="T32"><text:a xlink:href="https://www.w3schools.com/xml/xml_soap.asp" xlink:type="simple">SOAP specification with examples</text:a></text:span></text:p>
              </text:list-item>
              <text:list-item>
                <text:p><text:span text:style-name="T32"><text:a xlink:href="https://developer.android.com/reference/org/xmlpull/v1/XmlPullParser" xlink:type="simple">XML pull parser (Android domain)</text:a></text:span></text:p>
              </text:list-item>
              <text:list-item>
                <text:p><text:span text:style-name="T32"><text:a xlink:href="https://github.com/sergueik/springboot_study/tree/master/basic-pull-xml-parser" xlink:type="simple">One of XML pull parser repositories</text:a></text:span><text:span text:style-name="T32"><text:s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ack" svg:font-family="Hack" style:font-adornments="Regular" style:font-family-generic="modern" style:font-pitch="fixed"/>
    <style:font-face style:name="Hack1" svg:font-family="Hack" style:font-family-generic="modern" style:font-pitch="fixed"/>
    <style:font-face style:name="Hack2" svg:font-family="Hack" style:font-family-generic="modern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1T10:07:49.904000000</meta:creation-date>
    <dc:date>2022-12-28T18:21:20.023000000</dc:date>
    <meta:editing-duration>PT2H54M58S</meta:editing-duration>
    <meta:editing-cycles>29</meta:editing-cycles>
    <meta:generator>LibreOffice/7.4.1.2$Windows_X86_64 LibreOffice_project/3c58a8f3a960df8bc8fd77b461821e42c061c5f0</meta:generator>
    <meta:document-statistic meta:object-count="111"/>
  </office:meta>
</office:document-meta>
</file>